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B7C00004B59038B97D5.svm"/>
  <manifest:file-entry manifest:media-type="" manifest:full-path="Pictures/2000000700005F31000050B9E141A034.svm"/>
  <manifest:file-entry manifest:media-type="" manifest:full-path="Pictures/2000000700005408000023A9232516D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lack-Lato" svg:font-family="Slack-Lato, appleLogo, sans-serif"/>
    <style:font-face style:name="inherit" svg:font-family="inherit"/>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635cm" fo:margin-right="0cm" fo:text-indent="0cm" style:auto-text-indent="false"/>
    </style:style>
    <style:style style:name="P2" style:family="paragraph" style:parent-style-name="Standard">
      <style:paragraph-properties fo:margin-top="0cm" fo:margin-bottom="0cm" style:line-height-at-least="0.503cm" fo:background-color="#1e1e1e">
        <style:background-image/>
      </style:paragraph-properties>
    </style:style>
    <style:style style:name="P3" style:family="paragraph" style:parent-style-name="Standard">
      <style:paragraph-properties fo:margin-top="0cm" fo:margin-bottom="0cm" style:line-height-at-least="0.503cm" fo:background-color="#1e1e1e">
        <style:background-image/>
      </style:paragraph-properties>
      <style:text-properties fo:color="#d4d4d4" style:font-name="Consolas" fo:font-size="10.5pt" style:font-name-asian="Times New Roman1" style:font-size-asian="10.5pt" style:language-asian="es" style:country-asian="ES" style:font-name-complex="Times New Roman1" style:font-size-complex="10.5pt"/>
    </style:style>
    <style:style style:name="P4" style:family="paragraph" style:parent-style-name="Standard">
      <style:paragraph-properties style:border-line-width-bottom="0.088cm 0.035cm 0.035cm" fo:padding="0.074cm" fo:border-left="none" fo:border-right="none" fo:border-top="none" fo:border-bottom="0.158cm double #000000" style:join-border="false"/>
    </style:style>
    <style:style style:name="P5" style:family="paragraph" style:parent-style-name="Standard">
      <style:paragraph-properties fo:margin-left="0cm" fo:margin-right="0cm" fo:text-align="start" style:justify-single-word="false" fo:orphans="2" fo:widows="2" fo:text-indent="0cm" style:auto-text-indent="false"/>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1c1d" style:font-name="Slack-Lato" fo:font-size="11.25pt" fo:letter-spacing="normal" fo:font-style="normal" fo:font-weight="normal"/>
    </style:style>
    <style:style style:name="P7" style:family="paragraph" style:parent-style-name="Standard" style:master-page-name="Standard">
      <style:paragraph-properties style:page-number="auto"/>
    </style:style>
    <style:style style:name="P8" style:family="paragraph" style:parent-style-name="List_20_Paragraph" style:list-style-name="WWNum1"/>
    <style:style style:name="T1" style:family="text">
      <style:text-properties fo:color="#569cd6" style:font-name="Consolas" fo:font-size="10.5pt" style:font-name-asian="Times New Roman1" style:font-size-asian="10.5pt" style:language-asian="es" style:country-asian="ES" style:font-name-complex="Times New Roman1" style:font-size-complex="10.5pt"/>
    </style:style>
    <style:style style:name="T2" style:family="text">
      <style:text-properties fo:color="#d4d4d4" style:font-name="Consolas" fo:font-size="10.5pt" style:font-name-asian="Times New Roman1" style:font-size-asian="10.5pt" style:language-asian="es" style:country-asian="ES" style:font-name-complex="Times New Roman1" style:font-size-complex="10.5pt"/>
    </style:style>
    <style:style style:name="T3" style:family="text">
      <style:text-properties fo:color="#dcdcaa" style:font-name="Consolas" fo:font-size="10.5pt" style:font-name-asian="Times New Roman1" style:font-size-asian="10.5pt" style:language-asian="es" style:country-asian="ES" style:font-name-complex="Times New Roman1" style:font-size-complex="10.5pt"/>
    </style:style>
    <style:style style:name="T4" style:family="text">
      <style:text-properties fo:color="#9cdcfe" style:font-name="Consolas" fo:font-size="10.5pt" style:font-name-asian="Times New Roman1" style:font-size-asian="10.5pt" style:language-asian="es" style:country-asian="ES" style:font-name-complex="Times New Roman1" style:font-size-complex="10.5pt"/>
    </style:style>
    <style:style style:name="T5" style:family="text">
      <style:text-properties fo:color="#c586c0" style:font-name="Consolas" fo:font-size="10.5pt" style:font-name-asian="Times New Roman1" style:font-size-asian="10.5pt" style:language-asian="es" style:country-asian="ES" style:font-name-complex="Times New Roman1" style:font-size-complex="10.5pt"/>
    </style:style>
    <style:style style:name="T6" style:family="text">
      <style:text-properties fo:color="#ce9178" style:font-name="Consolas" fo:font-size="10.5pt" style:font-name-asian="Times New Roman1" style:font-size-asian="10.5pt" style:language-asian="es" style:country-asian="ES" style:font-name-complex="Times New Roman1" style:font-size-complex="10.5pt"/>
    </style:style>
    <style:style style:name="T7" style:family="text">
      <style:text-properties fo:font-variant="normal" fo:text-transform="none" fo:color="#1d1c1d" style:font-name="Slack-Lato" fo:font-size="11.25pt" fo:letter-spacing="normal" fo:font-style="normal" fo:font-weight="normal"/>
    </style:style>
    <style:style style:name="T8" style:family="text">
      <style:text-properties fo:color="#3a414e" style:font-name="inheri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NOTAS HORAS EMPRESA DISTRIBUIDAS:</text:p>
      <text:p text:style-name="Standard"/>
      <text:p text:style-name="Standard">COMO USAR PLEXUS:</text:p>
      <text:p text:style-name="Standard">Para activar una Tarea:</text:p>
      <text:p text:style-name="Standard">PETICIONES → filtrar busqueda → Asignado a → Aceptar -&gt; Te mostrara tus tareas asginadas → Da click en la tarea(son por semanas) → modificar → Estado → En curso → Aceptar</text:p>
      <text:p text:style-name="Standard">Para input las horas:</text:p>
      <text:p text:style-name="Standard">PETICIONES → filtrar busqueda → Asignado a → Aceptar -&gt; Te mostrara tus tareas asginadas → Da click en la tarea(son por semanas) → Tiempo Dedicado → colocar la FECHA, CANTIDAD HORAS, COMENTARIO donde especifiques que es lo que has realizado durante el dia, Actividad → Formacion → Guardar/Aceptar/Crear.</text:p>
      <text:p text:style-name="Standard">Si necesitas modificar una fecha de un dia de una tarea:</text:p>
      <text:p text:style-name="Standard">PETICIONES → filtrar busqueda → Asignado a → Aceptar -&gt; Te mostrara tus tareas asginadas → Da click en la tarea(son por semanas) → debajo de TIEMPO ESTIMADO, haz click en la cantidad de horas que tengas → te mostrara los dias en los que has inputado horas, donde puedes editarlas o eliminarlas(aunque esto ya depende del admin).</text:p>
      <text:p text:style-name="Standard"/>
      <text:p text:style-name="Standard">dia: 02/Julio/2019.</text:p>
      <text:p text:style-name="Standard">Tiempo invertido: - Java: 1h 30 min. entre: 3:30 to 5:00 (editado) </text:p>
      <text:p text:style-name="Standard">- ClaseDual: 30 min. entre: 5:00 to 5:30</text:p>
      <text:p text:style-name="Standard"/>
      <text:p text:style-name="Standard">dia: 04/Julio/2019.</text:p>
      <text:p text:style-name="Standard">Tiempo invertido: - Java: 7h. entre: 9:00 to 4:00</text:p>
      <text:p text:style-name="Standard">- ClaseDual: 1h 30 min. entre: 4:00 to 5:30</text:p>
      <text:p text:style-name="Standard"/>
      <text:p text:style-name="Standard">dia: 05/Julio/2019.</text:p>
      <text:p text:style-name="Standard">Tiempo invertido: - Java: 7h. entre: 8:00 to 11:00, y despues entre: 1:30 to 3:00</text:p>
      <text:p text:style-name="Standard">- ClaseDual: 2h. entre: 11.00 to 1:00pm</text:p>
      <text:p text:style-name="Standard"/>
      <text:p text:style-name="Standard">dia: 09/Julio/2019.</text:p>
      <text:p text:style-name="Standard">Tiempo invertido: - Java: 8h. entre: 8:00am to 4:00pm,</text:p>
      <text:p text:style-name="Standard">- ClaseDual: 30min. entre: 4.00pm to 4:30pm</text:p>
      <text:p text:style-name="Standard"/>
      <text:p text:style-name="Standard">dia: 11/Julio/2019.</text:p>
      <text:p text:style-name="Standard"><text:soft-page-break/>Tiempo invertido: - Java: 8h. entre: 8:00am to 11:00am and 1:30pm to 4:30pm,</text:p>
      <text:p text:style-name="Standard">- ClaseDual: 1h 30min. entre: 11.00am to 1:00pm</text:p>
      <text:p text:style-name="Standard"/>
      <text:p text:style-name="Standard">dia: 12/Julio/2019.</text:p>
      <text:p text:style-name="Standard">Tiempo invertido: - Java: 1h 30 MIN. entre: 1:30pm to 3:00pm,</text:p>
      <text:p text:style-name="Standard">- ClaseDual: 6h 30min. entre: 9.00am to 1:00pm and 3:00pm to 4:00pm</text:p>
      <text:p text:style-name="Standard"/>
      <text:p text:style-name="Standard">dia: 16/Julio/2019.</text:p>
      <text:p text:style-name="Standard">Tiempo invertido: - Java: 5h 30 MIN. entre: 9:00am to 2:30pm,</text:p>
      <text:p text:style-name="Standard">- ClaseDual: 1h. entre: 2:30pm to 3:30pm</text:p>
      <text:p text:style-name="Standard"/>
      <text:p text:style-name="Standard"/>
      <text:p text:style-name="Standard"/>
      <text:p text:style-name="Standard"/>
      <text:p text:style-name="Standard">dia: 18/Julio/2019.</text:p>
      <text:p text:style-name="Standard">Tiempo invertido: - Java: 4h entre: 8:00am to 11:00am and 1:00pm to 2:30pm,</text:p>
      <text:p text:style-name="Standard">- ClaseDual: 4h. 10 min entre: 11:00pm to 1:00pm and 2:30pm to 4:40pm</text:p>
      <text:p text:style-name="Standard"/>
      <text:p text:style-name="Standard">dia: 19/Julio/2019.</text:p>
      <text:p text:style-name="Standard">Tiempo invertido: - Java: 3h 30min entre: 11:00am to 2:30pm,</text:p>
      <text:p text:style-name="Standard">- ClaseDual: 3h 30min entre: 9:00am to 11:00am and 2:30pm to 4:00pm</text:p>
      <text:p text:style-name="Standard"/>
      <text:p text:style-name="Standard">dia: 23/Julio/2019.</text:p>
      <text:p text:style-name="Standard">Tiempo invertido: - Java: 4h 30 MIN. entre: 9:00am to 12:30pm and 4:30 to 5:30,</text:p>
      <text:p text:style-name="Standard">- ClaseDual: 4h. entre: 12:30pm to 4:30pm</text:p>
      <text:p text:style-name="Standard"/>
      <text:p text:style-name="Standard">dia: 25/Julio/2019.</text:p>
      <text:p text:style-name="Standard">Tiempo invertido: - Java: 3h 30 MIN. entre: 8:00am to 11:30pm,</text:p>
      <text:p text:style-name="Standard">- ClaseDual: 4h 30 min. entre: 11:30pm to 4:30pm</text:p>
      <text:p text:style-name="Standard"/>
      <text:p text:style-name="Standard">dia: 26/Julio/2019.</text:p>
      <text:p text:style-name="Standard"><text:soft-page-break/>Tiempo invertido: - Java: 1h 30 MIN. entre: 1:30am to 3:00pm,</text:p>
      <text:p text:style-name="Standard">- ClaseDual: 5h 30 min. entre: 8:00pm to 1:30pm</text:p>
      <text:p text:style-name="Standard"/>
      <text:p text:style-name="Standard">dia: 30/Julio/2019.</text:p>
      <text:p text:style-name="Standard">Tiempo invertido: - Java: 8h. entre: 9.00 am to 5:00pm,<text:bookmark text:name="_GoBack"/></text:p>
      <text:p text:style-name="Standard"/>
      <text:p text:style-name="Standard">HORAS DISTRIBUIDAS SEPTIEMBRE:</text:p>
      <text:p text:style-name="Standard"/>
      <text:p text:style-name="Standard">dia: 03/Septiembre/2019.</text:p>
      <text:p text:style-name="Standard">Tiempo invertido: - Java: 4h. entre: 8:00am to 12:00pm,</text:p>
      <text:p text:style-name="Standard">- ClaseDual: 4h 30min. entre: 12:00pm to 4:30pm</text:p>
      <text:p text:style-name="Standard"/>
      <text:p text:style-name="Standard">dia: 05/Septiembre/2019.</text:p>
      <text:p text:style-name="Standard">Tiempo invertido: - Java: 4h 30min. entre: 12:00pm to 4:30pm,</text:p>
      <text:p text:style-name="Standard">- ClaseDual: 4h. entre: 8:00am to 12:00pm</text:p>
      <text:p text:style-name="Standard"/>
      <text:p text:style-name="Standard">dia: 06/Septiembre/2019.</text:p>
      <text:p text:style-name="Standard">Tiempo invertido: - Java: 4h. entre: 11:00pm to 3:00pm,</text:p>
      <text:p text:style-name="Standard">- ClaseDual: 3h. entre: 8:00am to 11:00pm</text:p>
      <text:p text:style-name="Standard"/>
      <text:p text:style-name="Standard">dia: 10/Septiembre/2019. </text:p>
      <text:p text:style-name="Standard">Tiempo invertido: - Java: 4h. entre: 8:00am to 12:00pm,</text:p>
      <text:p text:style-name="Standard">Spring Boot: 3h. entre: 12:00pm to 3:00pm,</text:p>
      <text:p text:style-name="Standard">- ClaseDual: 1h 30min. entre: 3:00pm to 4:30pm</text:p>
      <text:p text:style-name="Standard"/>
      <text:p text:style-name="Standard">dia: 12/Septiembre/2019.</text:p>
      <text:p text:style-name="Standard">Tiempo invertido: - Java: 4h. entre: 8:00am to 10:00am and 2:30pm to 4:30pm,</text:p>
      <text:p text:style-name="Standard">GIT: 4h 30min. entre: 10:00am to 2:30pm,</text:p>
      <text:p text:style-name="Standard"/>
      <text:p text:style-name="Standard">dia: 13/Septiembre/2019.</text:p>
      <text:p text:style-name="Standard">Tiempo invertido: - Java: 4h. Entre: 12:30pm to 3:00pm,</text:p>
      <text:p text:style-name="Standard"><text:soft-page-break/>GIT: 4h 30min. entre: 8:00am to 12:30pm</text:p>
      <text:p text:style-name="Standard"/>
      <text:p text:style-name="Standard">dia: 18/Septiembre/2019.</text:p>
      <text:p text:style-name="Standard">Tiempo invertido: - ClaseDual: 1h 30min. Entre: 03:00pm to 4:30pm,</text:p>
      <text:p text:style-name="Standard">GIT: 7h. entre: 8:00am to 3:00pm</text:p>
      <text:p text:style-name="Standard"/>
      <text:p text:style-name="Standard">dia: 19/Septiembre/2019.</text:p>
      <text:p text:style-name="Standard">Tiempo invertido: - Java: 3h 45min. Entre: 12:45pm to 4:30pm,</text:p>
      <text:p text:style-name="Standard">GIT: 4h 45min. entre: 8:00am to 12:45pm</text:p>
      <text:p text:style-name="Standard"/>
      <text:p text:style-name="Standard">dia: 20/Septiembre/2019.</text:p>
      <text:p text:style-name="Standard">Tiempo invertido: - Java: 3h 45min. Entre: 12:45pm to 4:30pm,</text:p>
      <text:p text:style-name="Standard">GIT: 4h 45min. entre: 8:00am to 12:45pm</text:p>
      <text:p text:style-name="Standard"/>
      <text:p text:style-name="Standard">dia: 20/Septiembre/2019.</text:p>
      <text:p text:style-name="Standard">Tiempo invertido: - Java: 3h 45min. Entre: 1:00pm to 3:00pm,</text:p>
      <text:p text:style-name="Standard">GIT: 5h. entre: 8:00am to 1:00pm</text:p>
      <text:p text:style-name="Standard"/>
      <text:p text:style-name="Standard">dia: 24/Septiembre/2019.</text:p>
      <text:p text:style-name="Standard">Tiempo invertido: - Java: 4h 30min. Entre: 8:00am to 12:30pm and 1:30 to 4:30pm,</text:p>
      <text:p text:style-name="Standard">clase DUAL(python): 5h. entre: 12:30pm to 1:30pm</text:p>
      <text:p text:style-name="Standard"/>
      <text:p text:style-name="Standard">dia: 26/Septiembre/2019.</text:p>
      <text:p text:style-name="Standard">Tiempo invertido: - Java: 4h 30min. Entre: 9:00am to 11:00am and 2:00pm to 4:30pm,</text:p>
      <text:p text:style-name="Standard">GIT: 1h . Entre: 4:30pm to 5:30pm</text:p>
      <text:p text:style-name="Standard">clase DUAL(python): 3h. entre: 11:00am to 2:00pm</text:p>
      <text:p text:style-name="Standard"/>
      <text:p text:style-name="Standard">dia: 27/Septiembre/2019.</text:p>
      <text:p text:style-name="Standard">Tiempo invertido: - Java: 4h. Entre: 8:00am to 12:00pm,</text:p>
      <text:p text:style-name="Standard">clase DUAL(python): 3h. entre: 12:00pm to 3:00pm</text:p>
      <text:p text:style-name="Standard"/>
      <text:p text:style-name="Standard"><text:soft-page-break/>dia: 01/Octubre/2019.</text:p>
      <text:p text:style-name="Standard">Tiempo invertido: - Java: 4h. Entre: 8:30am to 12:00pm,</text:p>
      <text:p text:style-name="Standard">clase DUAL(python): 2h. entre: 12:00pm to 2:00pm</text:p>
      <text:p text:style-name="Standard">clase DUAL(CSS): 2h 30min. entre: 2:00pm to 5:00pm</text:p>
      <text:p text:style-name="Standard"/>
      <text:p text:style-name="Standard">dia: 15/Octubre/2019.</text:p>
      <text:p text:style-name="Standard">Tiempo invertido: - Spring Framework: 6h 30min. Entre: 9:00am to 3:30pm,</text:p>
      <text:p text:style-name="Standard">clase DUAL(python): 2h. entre: 3:30pm to 5:30pm</text:p>
      <text:p text:style-name="Standard"/>
      <text:p text:style-name="Standard">dia: 17/Octubre/2019.</text:p>
      <text:p text:style-name="Standard">Tiempo invertido: - Spring Framework: 2h. Entre: 10:00am to 12:00pm,</text:p>
      <text:p text:style-name="Standard">configurando PEGA: 1h 30min. entre: 12:00pm to 1:30pm</text:p>
      <text:p text:style-name="Standard">PEGA. 5h: 1:30 to 6:30</text:p>
      <text:p text:style-name="Standard"/>
      <text:p text:style-name="Standard">dia: 18/Octubre/2019.</text:p>
      <text:p text:style-name="Standard">Tiempo invertido: - PEGA: 7h. Entre: 9:00am to 4:00pm,</text:p>
      <text:p text:style-name="Standard"/>
      <text:p text:style-name="Standard">dia: 22/Octubre/2019.</text:p>
      <text:p text:style-name="Standard">Tiempo invertido: - ClaseDual(python): 1h 30min. Entre: 9:00am to 10:30am,</text:p>
      <text:p text:style-name="Standard">PEGA: 7h. entre: 10:30am to 5:30pm</text:p>
      <text:p text:style-name="Standard"/>
      <text:p text:style-name="Standard">dia: 24/Octubre/2019.</text:p>
      <text:p text:style-name="Standard">Tiempo invertido: - ClaseDual(python): 1h 30min. Entre: 9:00am to 10:30am,</text:p>
      <text:p text:style-name="Standard">PEGA: 7h. entre: 10:30am to 5:30pm</text:p>
      <text:p text:style-name="Standard">Tuvimos la reunion con el jefe de proyecto PEGA.</text:p>
      <text:p text:style-name="Standard"/>
      <text:p text:style-name="Standard">dia: 25/Octubre/2019.</text:p>
      <text:p text:style-name="Standard">Tiempo invertido: - ClaseDual(python): 1h. Entre: 9:00am to 10:00am,</text:p>
      <text:p text:style-name="Standard">PEGA: 6h. entre: 10:00am to 4:00pm</text:p>
      <text:p text:style-name="Standard"/>
      <text:p text:style-name="Standard"/>
      <text:p text:style-name="Standard"><text:soft-page-break/>dia: 29/Octubre/2019.</text:p>
      <text:p text:style-name="Standard">Tiempo invertido: - ClaseDual(python): 1h 30min. Entre: 8:00am to 9:30am,</text:p>
      <text:p text:style-name="Standard">PEGA: 6h 30min. entre: 9:30am to 4:00pm</text:p>
      <text:p text:style-name="Standard"/>
      <text:p text:style-name="Standard">dia: 31/Octubre/2019.</text:p>
      <text:p text:style-name="Standard">Tiempo invertido: PEGA: 8h. entre: 8:00am to 4:00pm</text:p>
      <text:p text:style-name="Standard"/>
      <text:p text:style-name="Standard">dia: 5/Noviembre/2019.</text:p>
      <text:p text:style-name="Standard">Tiempo invertido: PEGA: 8h 30min. entre: 8:00am to 4:30pm</text:p>
      <text:p text:style-name="Standard"/>
      <text:p text:style-name="Standard">dia: 7/Noviembre/2019.</text:p>
      <text:p text:style-name="Standard">Tiempo invertido: PEGA: 8h 30min. entre: 9:00am to 5:30pm</text:p>
      <text:p text:style-name="Standard"/>
      <text:p text:style-name="Standard">dia: 8/Noviembre/2019.</text:p>
      <text:p text:style-name="Standard">Tiempo invertido: PEGA: 7h. entre: 9:00am to 4:00pm</text:p>
      <text:p text:style-name="Standard"/>
      <text:p text:style-name="Standard">dia: 12/Noviembre/2019.</text:p>
      <text:p text:style-name="Standard">Tiempo invertido: PEGA: 8h. entre: 10:20am to 6:20pm</text:p>
      <text:p text:style-name="Standard"/>
      <text:p text:style-name="Standard">dia: 14/Noviembre/2019.</text:p>
      <text:p text:style-name="Standard">Tiempo invertido: PEGA: 8h 15min. entre: 9:00am to 5:15pm</text:p>
      <text:p text:style-name="Standard"/>
      <text:p text:style-name="Standard">dia: 15/Noviembre/2019.</text:p>
      <text:p text:style-name="Standard">Tiempo invertido: PEGA: 8h. entre: 9:00am to 5:00pm</text:p>
      <text:p text:style-name="Standard"/>
      <text:p text:style-name="Standard">dia: 19/Noviembre/2019.</text:p>
      <text:p text:style-name="Standard">Tiempo invertido: PEGA: 8h 15min. entre: 9:00am to 5:15pm</text:p>
      <text:p text:style-name="Standard"/>
      <text:p text:style-name="Standard">dia: 21/Noviembre/2019.</text:p>
      <text:p text:style-name="Standard">Tiempo invertido: PEGA: 8h 15min. entre: 9:00am to 5:15pm</text:p>
      <text:p text:style-name="Standard"/>
      <text:p text:style-name="Standard"><text:soft-page-break/>dia: 22/Noviembre/2019.</text:p>
      <text:p text:style-name="Standard">Tiempo invertido: PEGA: 7h 30min. entre: 8:00am to 3:30pm</text:p>
      <text:p text:style-name="Standard"/>
      <text:p text:style-name="Standard">dia: 26/Noviembre/2019.</text:p>
      <text:p text:style-name="Standard">Tiempo invertido: PEGA: 8h. entre: 9:00am to 5:15pm</text:p>
      <text:p text:style-name="Standard"/>
      <text:p text:style-name="Standard">dia: 28/Noviembre/2019.</text:p>
      <text:p text:style-name="Standard">Tiempo invertido: PEGA: 8h. entre: 10:00am to 6:15pm</text:p>
      <text:p text:style-name="Standard"/>
      <text:p text:style-name="Standard">dia: 29/Noviembre/2019.</text:p>
      <text:p text:style-name="Standard">Tiempo invertido: PEGA: 7h 30min. entre: 8:10am to 3:40pm</text:p>
      <text:p text:style-name="Standard"/>
      <text:p text:style-name="Standard">dia: 17/Diciembre/2019.</text:p>
      <text:p text:style-name="Standard">Tiempo invertido: PEGA: 9h 40min. entre: 9:00am to 6:40pm</text:p>
      <text:p text:style-name="Standard"/>
      <text:p text:style-name="Standard">dia: 31/diciembre/2020</text:p>
      <text:p text:style-name="Standard">Tiempo Invertido: PEGA: 9h. Entre: 9:00am to 6:00pm</text:p>
      <text:p text:style-name="Standard"/>
      <text:p text:style-name="Standard">dia: 02/enero/2020</text:p>
      <text:p text:style-name="Standard">Tiempo Invertido: PEGA: 9h. Entre: 9:00am to 6:00pm</text:p>
      <text:p text:style-name="Standard"/>
      <text:p text:style-name="Standard">dia: 03/enero/2020 viernes</text:p>
      <text:p text:style-name="Standard">Tiempo Invertido: PEGA: 6h. Entre: 9:15am to 3:15pm</text:p>
      <text:p text:style-name="Standard"/>
      <text:p text:style-name="Standard">dia: 07/enero/2020</text:p>
      <text:p text:style-name="Standard">Tiempo Invertido: PEGA: 9h. Entre: 9:15am to 6:15pm</text:p>
      <text:p text:style-name="Standard"/>
      <text:p text:style-name="Standard">dia: 09/enero/2020</text:p>
      <text:p text:style-name="Standard">Tiempo Invertido: PEGA: 8h 15min. Entre: 10:00am to 6:15pm</text:p>
      <text:p text:style-name="Standard"/>
      <text:p text:style-name="Standard"/>
      <text:p text:style-name="Standard"><text:soft-page-break/>dia: 10/enero/2020 viernes</text:p>
      <text:p text:style-name="Standard">Tiempo Invertido: PEGA: 6h 45min. Entre: 9:00am to 4:45pm</text:p>
      <text:p text:style-name="Standard"/>
      <text:p text:style-name="Standard">dia: 14/enero/2020</text:p>
      <text:p text:style-name="Standard">Tiempo Invertido: PEGA: 9h 15min. Entre: 9:00am to 6:15pm</text:p>
      <text:p text:style-name="Standard"/>
      <text:p text:style-name="Standard">dia: 16/enero/2020 </text:p>
      <text:p text:style-name="Standard">Tiempo Invertido: PEGA: 9h. Entre: 8:00am to 5:10pm</text:p>
      <text:p text:style-name="Standard"/>
      <text:p text:style-name="Standard">dia: 17/enero/2020 viernes</text:p>
      <text:p text:style-name="Standard">Tiempo Invertido: PEGA: 6h. Entre: 9:00am to 3:00pm</text:p>
      <text:p text:style-name="Standard"/>
      <text:p text:style-name="Standard"/>
      <text:p text:style-name="Standard">si hago hasta las 5:15 hoy dia 19/Diciembre, entre a las 9:00, de 9:00am a 4:00pm son 7 horas, pero como el martes 17/diciembre hice 1h40min demás entonces, se me resta una hora, me sobrarían 40min, si hoy hago 1h15min demás, tendría en total disponibles para el viernes 2h, por lo cual entro a las 9:00am y salgo a las 3:00pm</text:p>
      <text:p text:style-name="Standard"/>
      <text:p text:style-name="Standard">IMPORTANTE: ESCRIBIRLE A MIGUEL ESTO: Buen Día Miguel, te quería comentar el siguiente problema: En Redmine, la semana 49, Al momento de imputar las horas del día 05/diciembre/2019, puse en su lugar por error el dia 06/diciembre, el cual era el día de la constitución, a su vez también impute un día más en esa semana 49, y coloque por error la fecha 13/diciembre,la cual pertenece a la semana 50. Como consecuencia, ya no pude imputar esa misma fecha en la semana 50 como correspondía, por lo cual para completar las 24horas de la semana 50, impute las horas en el dia 11/diciembre(miercoles, día que no vengo ya que estoy en la academia), al final el problema serian las fechas que no las pude cambiar. </text:p>
      <text:p text:style-name="Standard"/>
      <text:p text:style-name="Standard"/>
      <text:p text:style-name="Standard">Se hizo: <text:span text:style-name="T8">Del contenido del curso se realizo <text:s/>el temario de "Information Exchange: Managing data pages and views", se realizo el ejercicio: "Information Exchange: Exercise", y se comenzó con el temario de: "User Interface: Customizing user view layout"</text:span></text:p>
      <text:p text:style-name="Standard"/>
      <text:p text:style-name="Standard"/>
      <text:p text:style-name="Standard"/>
      <text:p text:style-name="Standard"><draw:frame draw:style-name="fr1" draw:name="gráficos2" text:anchor-type="paragraph" svg:width="13.423cm" svg:height="10.859cm" draw:z-index="1"><draw:image xlink:href="Pictures/2000000700005F31000050B9E141A034.svm" xlink:type="simple" xlink:show="embed" xlink:actuate="onLoad"/></draw:frame></text:p>
      <text:p text:style-name="P4"><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p>
      <text:p text:style-name="Standard"/>
      <text:p text:style-name="Standard"/>
      <text:p text:style-name="Standard"><draw:frame draw:style-name="fr2" draw:name="gráficos1" text:anchor-type="paragraph" svg:x="0cm" svg:y="-0.256cm" svg:width="14.758cm" svg:height="7.604cm" draw:z-index="0"><draw:image xlink:href="Pictures/2000000700006B7C00004B59038B97D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recordatorios php:</text:p>
      <text:p text:style-name="Standard">Tip: Cuando hagas un bucle recuerda en pensar como ese bucle va ejecutar ese código por vuelta, es decir, lo que tengas en que código ve poco a poco viendo como se va aplicar el bucle en un vuelta y en la siguiete. Y asi te daras cuenta como funciona, esto para que no de error.</text:p>
      <text:p text:style-name="Standard">TIP: Recuerda que el FOREACH cada vez que hace la vuelta, solo recoge el valor actual, no acumula los valores anteriores de las anteriores vueltas, por lo cual siq ueires acumularlos haz una variable. Mas abajo vas a ver como se hace.</text:p>
      <text:list xml:id="list540018679898411863" text:style-name="WWNum1">
        <text:list-item>
          <text:p text:style-name="P8">Cuando hagas un bucle, el $i ya sea en un for o en un while. Te ejecutara la cantidad de veces el contenido que tengas dentro y que le hayas indicado con el condicional, Ademas puedes usar el $i con los arryas si es el caso para que el $i $array[$i]. Para decirle que busque cualquiera o aleatorio de ese array, dependiendo de la condición que tengamos. IMPORTANTE: Aunque no usemos el $i dentro del contenido del bucle, es importante saber que este ejecutara el bucle de todas formas. EL $i al final es para poder ejecutar el bucle.</text:p>
        </text:list-item>
        <text:list-item>
          <text:p text:style-name="P8">El condicional PAR e IMPAR: if($array % == 1/0). Lo podemos usar en un array para indicarle que con un ECHO nos muestre solo los pares o impares de ese array, recordemos que si los arrays no tienen llaves, las llaves por defecto son números con sus propias posiciones 0, 1, 2, 3, 4, 5, etc.</text:p>
        </text:list-item>
        <text:list-item>
          <text:p text:style-name="P8">Podemos poner otro método dentro de otro método con $this-&gt;</text:p>
        </text:list-item>
        <text:list-item>
          <text:p text:style-name="P8">Si vamos a usar el SETTER en una clase, y queremos agrupar todos los atributos dentro de una variable, ponemos en el $this-&gt;, el parámetro del método. Ejm:</text:p>
        </text:list-item>
      </text:list>
      <text:p text:style-name="P1">Public function MostrarAtributos($atributos) {</text:p>
      <text:p text:style-name="P1">$this-&gt;$atributos;</text:p>
      <text:p text:style-name="P1"/>
      <text:p text:style-name="Standard">}</text:p>
      <text:list xml:id="list35763973" text:continue-numbering="true" text:style-name="WWNum1">
        <text:list-item>
          <text:p text:style-name="P8">Si queremos poner una función dentro de otra función y esta tiene subfunción tiene parámetros. Lo que tenemos que hacer es en la función principal, en los parámetros de esta poner los mismos parámetros de la subfunción, además poner también obviamente los parámetros la función principal si es que tiene.</text:p>
        </text:list-item>
        <text:list-item>
          <text:p text:style-name="P8">Si queremos poner un método dentro de otro sin tener que usar POO, y además usar esta función que introdujimos para ponerla en los parámetros de otra función que introdujimos. Entonces lo que hacemos es en la función que queremos meter otra función, hacer una variable y en esta meter la subfunción que queremos introducir, esta variable debe estar también en los parámetros de la función principal para que cuando usemos esta variable(que es la subfunción que introdujimos) dentro de los parámetros de otra subfunción, que ya estaba también introducida previamente. Podamos asi tener una función principal con varias subfunciones y parámetros.</text:p>
        </text:list-item>
      </text:list>
      <text:p text:style-name="Standard">EJM: </text:p>
      <text:p text:style-name="P2"><text:span text:style-name="T1">function</text:span><text:span text:style-name="T2"> </text:span><text:span text:style-name="T3">totalFactura</text:span><text:span text:style-name="T2">(</text:span><text:span text:style-name="T4">$subtotal</text:span><text:span text:style-name="T2">,</text:span><text:span text:style-name="T4"> $IRPF</text:span><text:span text:style-name="T2">,</text:span><text:span text:style-name="T4"> $IVA</text:span><text:span text:style-name="T2"> )</text:span></text:p>
      <text:p text:style-name="P2"><text:span text:style-name="T2">{ <text:s text:c="2"/></text:span><text:span text:style-name="T4">$subtotal</text:span><text:span text:style-name="T2"> = </text:span><text:span text:style-name="T3">subtotal</text:span><text:span text:style-name="T2">();</text:span></text:p>
      <text:p text:style-name="P2"><text:soft-page-break/><text:span text:style-name="T2"><text:s text:c="4"/></text:span><text:span text:style-name="T4">$IRPF</text:span><text:span text:style-name="T2"> = </text:span><text:span text:style-name="T3">IRPF</text:span><text:span text:style-name="T2">(</text:span><text:span text:style-name="T4">$subtotal</text:span><text:span text:style-name="T2">, </text:span><text:span text:style-name="T4">$IRPF</text:span><text:span text:style-name="T2">);</text:span></text:p>
      <text:p text:style-name="P2"><text:span text:style-name="T2"><text:s text:c="4"/></text:span><text:span text:style-name="T4">$IVA</text:span><text:span text:style-name="T2"> = </text:span><text:span text:style-name="T3">IVA</text:span><text:span text:style-name="T2">(</text:span><text:span text:style-name="T4">$subtotal</text:span><text:span text:style-name="T2">, </text:span><text:span text:style-name="T4">$IVA</text:span><text:span text:style-name="T2">);</text:span></text:p>
      <text:p text:style-name="P2"><text:span text:style-name="T2"><text:s text:c="4"/></text:span><text:span text:style-name="T4">$totalFilas</text:span><text:span text:style-name="T2"> = </text:span><text:span text:style-name="T4">$subtotal</text:span><text:span text:style-name="T2"> - </text:span><text:span text:style-name="T4">$IRPF</text:span><text:span text:style-name="T2"> + </text:span><text:span text:style-name="T4">$IVA</text:span><text:span text:style-name="T2">;</text:span></text:p>
      <text:p text:style-name="P2"><text:span text:style-name="T2"><text:s text:c="4"/></text:span><text:span text:style-name="T5">return</text:span><text:span text:style-name="T2"> </text:span><text:span text:style-name="T4">$totalFilas</text:span><text:span text:style-name="T2">;</text:span></text:p>
      <text:p text:style-name="P3">};</text:p>
      <text:p text:style-name="Standard"/>
      <text:list xml:id="list35748662" text:continue-numbering="true" text:style-name="WWNum1">
        <text:list-item>
          <text:p text:style-name="P8">Si queremos que los datos que vienen de otra pagina con $_POST, se introduzcan dentro de un array para que este compare los $_POST con los datos que tiene dentro de ese array(que comúnmente este array es con llave =&gt; valor) para que el $_POST coincida con la LLAVE’s del array y asi hacer que el ARRAY nos muestre el VALOR de la llave, entonces lo que hacemos es hacer:</text:p>
        </text:list-item>
      </text:list>
      <text:p text:style-name="Standard"/>
      <text:p text:style-name="P2"><text:span text:style-name="T4">$array</text:span><text:span text:style-name="T2">[</text:span><text:span text:style-name="T4">$_POST</text:span><text:span text:style-name="T2">[</text:span><text:span text:style-name="T6">'contenido del input'</text:span><text:span text:style-name="T2">]];</text:span></text:p>
      <text:p text:style-name="Standard"/>
      <text:list xml:id="list35748089" text:continue-numbering="true" text:style-name="WWNum1">
        <text:list-item>
          <text:p text:style-name="P8">Dentro de un ARRAY_PUSH podemos poner funciones, el resultado de estas funciones se meterá dentro del array que le indiquemos, y además podemos aprovechar para que los parámetros de la función(si los tiene) pongamos $_POST, si e sque la función necesita de ellos.. EJM:</text:p>
        </text:list-item>
      </text:list>
      <text:p text:style-name="Standard"/>
      <text:p text:style-name="P2"><text:span text:style-name="T4">$precios</text:span><text:span text:style-name="T2"> = [];</text:span></text:p>
      <text:p text:style-name="Standard"/>
      <text:p text:style-name="P2"><text:span text:style-name="T3">array_push</text:span><text:span text:style-name="T2">(</text:span><text:span text:style-name="T4">$precios</text:span><text:span text:style-name="T2">, </text:span><text:span text:style-name="T3">precio</text:span><text:span text:style-name="T2">(</text:span></text:p>
      <text:p text:style-name="P2"><text:span text:style-name="T2"><text:s text:c="11"/>(</text:span><text:span text:style-name="T1">int</text:span><text:span text:style-name="T2">) </text:span><text:span text:style-name="T4">$_POST</text:span><text:span text:style-name="T2">[</text:span><text:span text:style-name="T6">'precioUnidad0'</text:span><text:span text:style-name="T2">. </text:span><text:span text:style-name="T4">$i</text:span><text:span text:style-name="T2">],</text:span></text:p>
      <text:p text:style-name="P2"><text:span text:style-name="T2"><text:s text:c="11"/>(</text:span><text:span text:style-name="T1">int</text:span><text:span text:style-name="T2">) </text:span><text:span text:style-name="T4">$_POST</text:span><text:span text:style-name="T2">[</text:span><text:span text:style-name="T6">'unidades0'</text:span><text:span text:style-name="T2"> . </text:span><text:span text:style-name="T4">$i</text:span><text:span text:style-name="T2">])</text:span></text:p>
      <text:p text:style-name="Standard"/>
      <text:p text:style-name="Standard"/>
      <text:p text:style-name="Standard">Los vendedores reciben 200*semana + 9% ventas brutas</text:p>
      <text:p text:style-name="Standard">mensaje a Noelia:</text:p>
      <text:p text:style-name="P6"><draw:frame draw:style-name="fr3" draw:name="gráficos3" text:anchor-type="paragraph" svg:width="15cm" svg:height="6.364cm" draw:z-index="2"><draw:image xlink:href="Pictures/2000000700005408000023A9232516DC.svm" xlink:type="simple" xlink:show="embed" xlink:actuate="onLoad"/></draw:frame><text:soft-page-break/>Buen Día Noelia, quería comentarte sobre una cuestión que ha ocurrido la semana pasada, resulta que el pasado martes 17 mientras volvía de comer, me he encontrado un chicle <text:s/>en mi silla, el cual antes no estaba, lo he intentado limpiar pero al parecer ya estaba medio pegado. Te lo comento porque aunque no quiero que esta situación que se ha dado suene a un tema de instituto, si me preocupa que escale a cosas mayores.</text:p>
      <text:p text:style-name="P6">Hola Noelia, me han pegado un chicle en la silla, ya lo he quitado aunque quedo la marca</text:p>
      <text:p text:style-name="P6"/>
      <text:p text:style-name="P5"><text:span text:style-name="T7">Hola Noelia, me han pegado un chicle en la silla, ya lo he quitado aunque quedo la marca, lo digo para que no pienses que he sido yo el que ha dejado el chicle allí</text:span> </text:p>
      <text:p text:style-name="P6"/>
      <text:p text:style-name="P6"/>
      <text:p text:style-name="P6"/>
      <text:p text:style-name="P6"/>
      <text:p text:style-name="P6"/>
      <text:p text:style-name="P5"><text:span text:style-name="T7">Hola Miriam, no podre asistir a la cena por el tema del transporte. De todas formas Gracias.</text:span>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lack-Lato" svg:font-family="Slack-Lato, appleLogo, sans-serif"/>
    <style:font-face style:name="inherit" svg:font-family="inherit"/>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es" fo:country="E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eo García González</meta:initial-creator>
    <meta:editing-cycles>98</meta:editing-cycles>
    <meta:creation-date>2019-07-11T09:28:00</meta:creation-date>
    <dc:date>2020-01-16T15:54:39.10</dc:date>
    <meta:editing-duration>P1DT11H44M16S</meta:editing-duration>
    <meta:generator>OpenOffice/4.1.6$Win32 OpenOffice.org_project/416m1$Build-9790</meta:generator>
    <meta:document-statistic meta:table-count="0" meta:image-count="3" meta:object-count="0" meta:page-count="13" meta:paragraph-count="197" meta:word-count="2124" meta:character-count="130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